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style:border-line-width-bottom="0.141cm 0.088cm 0.088cm" fo:padding="0.074cm" fo:border-left="none" fo:border-right="none" fo:border-top="none" fo:border-bottom="0.317cm double #000000" style:join-border="false"/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style:border-line-width-bottom="0.141cm 0.088cm 0.088cm" fo:padding="0.074cm" fo:border-left="none" fo:border-right="none" fo:border-top="none" fo:border-bottom="0.317cm double #000000" style:join-border="false"/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2</text:p>
      <text:p text:style-name="P1"/>
      <text:p text:style-name="P1">Batch 1</text:p>
      <text:p text:style-name="P2"/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176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><text:soft-page-break/></text:p>
      <text:p text:style-name="P2">Time Taken(seconds): 0.000339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516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473</text:p>
      <text:p text:style-name="P2"><text:soft-page-break/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484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421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<text:soft-page-break/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474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765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<text:soft-page-break/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760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2068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<text:soft-page-break/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2864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34</text:p>
      <text:p text:style-name="P2">No. of nodes <text:s text:c="2"/>: 1</text:p>
      <text:p text:style-name="P2">No. of CPUs <text:s text:c="3"/>: 16</text:p>
      <text:p text:style-name="P2">Timelimit <text:s text:c="5"/>: 00:05:00</text:p>
      <text:p text:style-name="P2">Elapsed time <text:s text:c="2"/>: 00:00:01</text:p>
      <text:p text:style-name="P2">Nodelist <text:s text:c="6"/>: node-sw-161</text:p>
      <text:p text:style-name="P3"/>
      <text:p text:style-name="P2"/>
      <text:p text:style-name="P2">Batch 2:</text:p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<text:soft-page-break/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<text:soft-page-break/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8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20783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91579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<text:soft-page-break/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315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<text:soft-page-break/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107073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74692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<text:soft-page-break/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<text:soft-page-break/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371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767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<text:soft-page-break/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963354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<text:soft-page-break/>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<text:soft-page-break/>1.000000 1.000000 1.000000 1.000000 1.000000 1.000000 1.000000 1.000000 1.000000 1.000000</text:p>
      <text:p text:style-name="P2"/>
      <text:p text:style-name="P2"/>
      <text:p text:style-name="P2">Time Taken(seconds): 0.00257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1201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><text:soft-page-break/></text:p>
      <text:p text:style-name="P2">Time Taken(seconds): 2.074264</text:p>
      <text:p text:style-name="P2">/cm/local/apps/slurm/var/spool/job417035/slurm_script: line 26: 117563 Segmentation fault <text:s text:c="5"/>./relaxation 32 2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6109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><text:soft-page-break/></text:p>
      <text:p text:style-name="P2">Time Taken(seconds): 1.838058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35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5</text:p>
      <text:p text:style-name="P2">Nodelist <text:s text:c="6"/>: node-sw-161</text:p>
      <text:p text:style-name="P3"/>
      <text:p text:style-name="P2"/>
      <text:p text:style-name="P2"/>
      <text:p text:style-name="P2">Batch 3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187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<text:soft-page-break/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63632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196033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36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18</text:p>
      <text:p text:style-name="P2">Nodelist <text:s text:c="6"/>: node-sw-162</text:p>
      <text:p text:style-name="P3"><text:soft-page-break/></text:p>
      <text:p text:style-name="P2"/>
      <text:p text:style-name="P2">Batch 4</text:p>
      <text:p text:style-name="P2"/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2927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/>
      <text:p text:style-name="P2"/>
      <text:p text:style-name="P2">Time Taken(seconds): 1.89096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2.456460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37</text:p>
      <text:p text:style-name="P2">No. of nodes <text:s text:c="2"/>: 2</text:p>
      <text:p text:style-name="P2">No. of CPUs <text:s text:c="3"/>: 32</text:p>
      <text:p text:style-name="P2">Timelimit <text:s text:c="5"/>: 00:10:00</text:p>
      <text:p text:style-name="P2">Elapsed time <text:s text:c="2"/>: 00:00:15</text:p>
      <text:p text:style-name="P2">Nodelist <text:s text:c="6"/>: node-sw-[163-164]</text:p>
      <text:p text:style-name="P3"/>
      <text:p text:style-name="P2"/>
      <text:p text:style-name="P2"/>
      <text:p text:style-name="P2">Batch 5:</text:p>
      <text:p text:style-name="P2"/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<text:soft-page-break/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41.330415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98.960270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38</text:p>
      <text:p text:style-name="P2">No. of nodes <text:s text:c="2"/>: 2</text:p>
      <text:p text:style-name="P2">No. of CPUs <text:s text:c="3"/>: 32</text:p>
      <text:p text:style-name="P2">Timelimit <text:s text:c="5"/>: 00:10:00</text:p>
      <text:p text:style-name="P2"><text:soft-page-break/>Elapsed time <text:s text:c="2"/>: 00:02:21</text:p>
      <text:p text:style-name="P2">Nodelist <text:s text:c="6"/>: node-sw-[162-163]</text:p>
      <text:p text:style-name="P3"/>
      <text:p text:style-name="P2"/>
      <text:p text:style-name="P2">Batch 6:</text:p>
      <text:p text:style-name="P2"/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33.384735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78.604975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39</text:p>
      <text:p text:style-name="P2">No. of nodes <text:s text:c="2"/>: 4</text:p>
      <text:p text:style-name="P2">No. of CPUs <text:s text:c="3"/>: 64</text:p>
      <text:p text:style-name="P2">Timelimit <text:s text:c="5"/>: 00:10:00</text:p>
      <text:p text:style-name="P2">Elapsed time <text:s text:c="2"/>: 00:01:55</text:p>
      <text:p text:style-name="P2">Nodelist <text:s text:c="6"/>: node-sw-[161-164]</text:p>
      <text:p text:style-name="P3"/>
      <text:p text:style-name="P2"/>
      <text:p text:style-name="P2">Batch 7:</text:p>
      <text:p text:style-name="P2"/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0838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<text:soft-page-break/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0283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16311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<text:soft-page-break/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454361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40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03</text:p>
      <text:p text:style-name="P2">Nodelist <text:s text:c="6"/>: node-sw-161</text:p>
      <text:p text:style-name="P3"/>
      <text:p text:style-name="P2"/>
      <text:p text:style-name="P2">Batch 8:</text:p>
      <text:p text:style-name="P2"/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<text:soft-page-break/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1315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153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</text:p>
      <text:p text:style-name="P2"/>
      <text:p text:style-name="P2">Time Taken(seconds): 0.176774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631587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41</text:p>
      <text:p text:style-name="P2">No. of nodes <text:s text:c="2"/>: 2</text:p>
      <text:p text:style-name="P2">No. of CPUs <text:s text:c="3"/>: 32</text:p>
      <text:p text:style-name="P2">Timelimit <text:s text:c="5"/>: 00:10:00</text:p>
      <text:p text:style-name="P2">Elapsed time <text:s text:c="2"/>: 00:00:03</text:p>
      <text:p text:style-name="P2">Nodelist <text:s text:c="6"/>: node-sw-[162-163]</text:p>
      <text:p text:style-name="P3"/>
      <text:p text:style-name="P2"/>
      <text:p text:style-name="P2">Batch 8:</text:p>
      <text:p text:style-name="P2"/>
      <text:p text:style-name="P2"/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<text:soft-page-break/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12883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4338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<text:soft-page-break/></text:p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188213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588548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42</text:p>
      <text:p text:style-name="P2">No. of nodes <text:s text:c="2"/>: 2</text:p>
      <text:p text:style-name="P2">No. of CPUs <text:s text:c="3"/>: 32</text:p>
      <text:p text:style-name="P2">Timelimit <text:s text:c="5"/>: 00:10:00</text:p>
      <text:p text:style-name="P2">Elapsed time <text:s text:c="2"/>: 00:00:01</text:p>
      <text:p text:style-name="P2">Nodelist <text:s text:c="6"/>: node-sw-[161-162]</text:p>
      <text:p text:style-name="P3"/>
      <text:p text:style-name="P2"><text:soft-page-break/>Batch 9:</text:p>
      <text:p text:style-name="P2"/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32858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945255</text:p>
      <text:p text:style-name="P2"><text:soft-page-break/></text:p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43</text:p>
      <text:p text:style-name="P2">No. of nodes <text:s text:c="2"/>: 4</text:p>
      <text:p text:style-name="P2">No. of CPUs <text:s text:c="3"/>: 64</text:p>
      <text:p text:style-name="P2">Timelimit <text:s text:c="5"/>: 00:10:00</text:p>
      <text:p text:style-name="P2">Elapsed time <text:s text:c="2"/>: 00:00:04</text:p>
      <text:p text:style-name="P2">Nodelist <text:s text:c="6"/>: node-sw-[161-164]</text:p>
      <text:p text:style-name="P3"/>
      <text:p text:style-name="P2"/>
      <text:p text:style-name="P2"/>
      <text:p text:style-name="P2">Batch 2(second):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<text:soft-page-break/>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305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<text:soft-page-break/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20791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89200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<text:soft-page-break/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<text:soft-page-break/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9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107051</text:p>
      <text:p text:style-name="P2"><text:soft-page-break/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76575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<text:soft-page-break/>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<text:soft-page-break/>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40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777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/>
      <text:p text:style-name="P2"/>
      <text:p text:style-name="P2">Time Taken(seconds): 5.961355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<text:soft-page-break/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272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<text:soft-page-break/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0713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47587</text:p>
      <text:p text:style-name="P2">/cm/local/apps/slurm/var/spool/job417045/slurm_script: line 26: 25322 Segmentation fault <text:s text:c="5"/>./relaxation 32 2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<text:soft-page-break/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213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850550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45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4</text:p>
      <text:p text:style-name="P2">Nodelist <text:s text:c="6"/>: node-sw-162</text:p>
      <text:p text:style-name="P3"/>
      <text:p text:style-name="P2"/>
      <text:p text:style-name="P2">Batch 2(thrid):</text:p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<text:soft-page-break/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<text:soft-page-break/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93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<text:soft-page-break/>0.571543 0.571534 0.571525 0.571518 0.571511 0.571505 0.571500 0.571495 0.571492 0.571489</text:p>
      <text:p text:style-name="P2"/>
      <text:p text:style-name="P2"/>
      <text:p text:style-name="P2">Time Taken(seconds): 0.20778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82345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<text:soft-page-break/>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<text:soft-page-break/>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8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107035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75102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<text:soft-page-break/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4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><text:soft-page-break/></text:p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771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958683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<text:soft-page-break/>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<text:soft-page-break/>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2498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081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<text:soft-page-break/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48879</text:p>
      <text:p text:style-name="P2">/cm/local/apps/slurm/var/spool/job417044/slurm_script: line 26: 119647 Segmentation fault <text:s text:c="5"/>./relaxation 32 2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3161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<text:soft-page-break/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760366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044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4</text:p>
      <text:p text:style-name="P2">Nodelist <text:s text:c="6"/>: node-sw-161</text:p>
      <text:p text:style-name="P3"/>
      <text:p text:style-name="P2"/>
      <text:p text:style-name="P2">Batch 2 (with bug fixed):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<text:soft-page-break/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<text:soft-page-break/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9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20777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74105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><text:soft-page-break/>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30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<text:soft-page-break/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10713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72805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<text:soft-page-break/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<text:soft-page-break/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451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814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<text:soft-page-break/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965203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<text:soft-page-break/>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><text:soft-page-break/></text:p>
      <text:p text:style-name="P2">Time Taken(seconds): 0.002613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2108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72464</text:p>
      <text:p text:style-name="P2"><text:soft-page-break/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<text:soft-page-break/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3983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<text:soft-page-break/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437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61377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645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5</text:p>
      <text:p text:style-name="P2">Nodelist <text:s text:c="6"/>: node-sw-163</text:p>
      <text:p text:style-name="P3"/>
      <text:p text:style-name="P2"/>
      <text:p text:style-name="P2">Batch 5.5: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<text:soft-page-break/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6108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35299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<text:soft-page-break/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1.076261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880</text:p>
      <text:p text:style-name="P2">No. of nodes <text:s text:c="2"/>: 4</text:p>
      <text:p text:style-name="P2">No. of CPUs <text:s text:c="3"/>: 64</text:p>
      <text:p text:style-name="P2">Timelimit <text:s text:c="5"/>: 00:10:00</text:p>
      <text:p text:style-name="P2">Elapsed time <text:s text:c="2"/>: 00:00:15</text:p>
      <text:p text:style-name="P2">Nodelist <text:s text:c="6"/>: node-sw-[161-164]</text:p>
      <text:p text:style-name="P3"/>
      <text:p text:style-name="P2"/>
      <text:p text:style-name="P2">Batch 5.1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<text:soft-page-break/>0.571543 0.571534 0.571525 0.571518 0.571511 0.571505 0.571500 0.571495 0.571492 0.571489</text:p>
      <text:p text:style-name="P2"/>
      <text:p text:style-name="P2"/>
      <text:p text:style-name="P2">Time Taken(seconds): 0.052612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08816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><text:soft-page-break/></text:p>
      <text:p text:style-name="P2">Time Taken(seconds): 11.601246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753</text:p>
      <text:p text:style-name="P2">No. of nodes <text:s text:c="2"/>: 4</text:p>
      <text:p text:style-name="P2">No. of CPUs <text:s text:c="3"/>: 64</text:p>
      <text:p text:style-name="P2">Timelimit <text:s text:c="5"/>: 00:10:00</text:p>
      <text:p text:style-name="P2">Elapsed time <text:s text:c="2"/>: 00:00:16</text:p>
      <text:p text:style-name="P2">Nodelist <text:s text:c="6"/>: node-sw-[161-164]</text:p>
      <text:p text:style-name="P3"/>
      <text:p text:style-name="P2"/>
      <text:p text:style-name="P2">Batch 7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1.433854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<text:soft-page-break/></text:p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23.293775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882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2:55</text:p>
      <text:p text:style-name="P2">Nodelist <text:s text:c="6"/>: node-sw-164</text:p>
      <text:p text:style-name="P2"/>
      <text:p text:style-name="P2">########################################################################</text:p>
      <text:p text:style-name="P2"/>
      <text:p text:style-name="P2"/>
      <text:p text:style-name="P2">Batch 8:</text:p>
      <text:p text:style-name="P2"/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37.937412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90.107179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881</text:p>
      <text:p text:style-name="P2">No. of nodes <text:s text:c="2"/>: 3</text:p>
      <text:p text:style-name="P2">No. of CPUs <text:s text:c="3"/>: 48</text:p>
      <text:p text:style-name="P2">Timelimit <text:s text:c="5"/>: 00:10:00</text:p>
      <text:p text:style-name="P2">Elapsed time <text:s text:c="2"/>: 00:02:08</text:p>
      <text:p text:style-name="P2">Nodelist <text:s text:c="6"/>: node-sw-[161-163]</text:p>
      <text:p text:style-name="P3"/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<text:soft-page-break/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1.433854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23.293775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882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2:55</text:p>
      <text:p text:style-name="P2">Nodelist <text:s text:c="6"/>: node-sw-164</text:p>
      <text:p text:style-name="P3"><text:soft-page-break/>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6108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<text:soft-page-break/>Time Taken(seconds): 2.035299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1.076261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7880</text:p>
      <text:p text:style-name="P2">No. of nodes <text:s text:c="2"/>: 4</text:p>
      <text:p text:style-name="P2">No. of CPUs <text:s text:c="3"/>: 64</text:p>
      <text:p text:style-name="P2">Timelimit <text:s text:c="5"/>: 00:10:00</text:p>
      <text:p text:style-name="P2">Elapsed time <text:s text:c="2"/>: 00:00:15</text:p>
      <text:p text:style-name="P2">Nodelist <text:s text:c="6"/>: node-sw-[161-164]</text:p>
      <text:p text:style-name="P3"/>
      <text:p text:style-name="P2"/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>./relaxation 1 1000</text:p>
      <text:p text:style-name="P2">./relaxation 2 1000</text:p>
      <text:p text:style-name="P2">./relaxation 5 1000</text:p>
      <text:p text:style-name="P2">./relaxation 32 1000</text:p>
      <text:p text:style-name="P2">./relaxation 32 2000</text:p>
      <text:p text:style-name="P2">Time Taken(seconds): 236.03887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18.138417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><text:soft-page-break/>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47.922377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2.558784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98.632436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21500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8:34</text:p>
      <text:p text:style-name="P2">Nodelist <text:s text:c="6"/>: node-sw-162</text:p>
      <text:p text:style-name="P3"/>
      <text:p text:style-name="P2"/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391.399005</text:p>
      <text:p text:style-name="P2"/>
      <text:p text:style-name="P2">########################################################################</text:p>
      <text:p text:style-name="P2"><text:soft-page-break/>----------------------! Balena Job Details !----------------------------</text:p>
      <text:p text:style-name="P2"/>
      <text:p text:style-name="P2">JobID <text:s text:c="9"/>: 421565</text:p>
      <text:p text:style-name="P2">No. of nodes <text:s text:c="2"/>: 1</text:p>
      <text:p text:style-name="P2">No. of CPUs <text:s text:c="3"/>: 16</text:p>
      <text:p text:style-name="P2">Timelimit <text:s text:c="5"/>: 00:08:00</text:p>
      <text:p text:style-name="P2">Elapsed time <text:s text:c="2"/>: 00:06:32</text:p>
      <text:p text:style-name="P2">Nodelist <text:s text:c="6"/>: node-sw-162</text:p>
      <text:p text:style-name="P3"/>
      <text:p text:style-name="P2"/>
      <text:p text:style-name="P2"/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22128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<text:soft-page-break/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1251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07361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<text:soft-page-break/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0865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11501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781172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898416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/>
      <text:p text:style-name="P2"/>
      <text:p text:style-name="P2">Time Taken(seconds): 0.375396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147743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><text:soft-page-break/></text:p>
      <text:p text:style-name="P2">Time Taken(seconds): 0.198815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99.172612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49.702643</text:p>
      <text:p text:style-name="P2"><text:soft-page-break/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0.199003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6.492506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<text:soft-page-break/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506699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31646</text:p>
      <text:p text:style-name="P2">No. of nodes <text:s text:c="2"/>: 1</text:p>
      <text:p text:style-name="P2">No. of CPUs <text:s text:c="3"/>: 16</text:p>
      <text:p text:style-name="P2">Timelimit <text:s text:c="5"/>: 00:15:00</text:p>
      <text:p text:style-name="P2">Elapsed time <text:s text:c="2"/>: 00:03:06</text:p>
      <text:p text:style-name="P2">Nodelist <text:s text:c="6"/>: node-sw-164</text:p>
      <text:p text:style-name="P3"/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<text:soft-page-break/>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<text:soft-page-break/>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855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0714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<text:soft-page-break/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197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204523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><text:soft-page-break/>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3.045083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0.20194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4.101543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><text:soft-page-break/></text:p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37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<text:soft-page-break/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0925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74028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<text:soft-page-break/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608967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9.863542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><text:soft-page-break/>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33.497901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79.599092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31685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2:42</text:p>
      <text:p text:style-name="P2">Nodelist <text:s text:c="6"/>: node-sw-162</text:p>
      <text:p text:style-name="P3"/>
      <text:p text:style-name="P2"/>
      <text:p text:style-name="P2"><text:soft-page-break/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374754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234983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<text:soft-page-break/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356826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23729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<text:soft-page-break/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62217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6781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<text:soft-page-break/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6430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62991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<text:soft-page-break/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375377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37545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<text:soft-page-break/></text:p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375423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375365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32097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1:11</text:p>
      <text:p text:style-name="P2">Nodelist <text:s text:c="6"/>: node-sw-161</text:p>
      <text:p text:style-name="P2"/>
      <text:p text:style-name="P2">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11-17T09:48:47.18</meta:creation-date>
    <dc:date>2016-11-20T13:28:04.13</dc:date>
    <dc:creator>Harry Martin</dc:creator>
    <meta:editing-duration>PT9H10M17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103" meta:paragraph-count="3834" meta:word-count="43465" meta:character-count="388437"/>
  </office:meta>
</office:document-meta>
</file>